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font-name="Times New Roman" fo:font-size="14pt" officeooo:paragraph-rsid="0006c12a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6c12a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c12a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loext:graphic-properties draw:fill="solid" draw:fill-color="#ffffff" draw:opacity="100%"/>
      <style:paragraph-properties fo:background-color="#ffffff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fo:language="en" fo:country="US" officeooo:paragraph-rsid="0006c12a"/>
    </style:style>
    <style:style style:name="P10" style:family="paragraph" style:parent-style-name="Обычный">
      <style:paragraph-properties fo:break-before="page"/>
    </style:style>
    <style:style style:name="P11" style:family="paragraph" style:parent-style-name="Standard">
      <style:paragraph-properties fo:margin-left="0cm" fo:margin-right="0cm" fo:text-indent="1.251cm" style:auto-text-indent="false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indent="1.251cm" style:auto-text-indent="false" fo:background-color="#ffffff"/>
    </style:style>
    <style:style style:name="P13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officeooo:paragraph-rsid="0006c12a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indent="1.251cm" style:auto-text-indent="false" fo:background-color="#ffffff"/>
      <style:text-properties officeooo:paragraph-rsid="0006c12a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06c12a"/>
    </style:style>
    <style:style style:name="P17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officeooo:paragraph-rsid="0006c12a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officeooo:paragraph-rsid="0008d1bb" style:font-size-asian="14pt" style:font-name-complex="Times New Roman" style:font-size-complex="14pt"/>
    </style:style>
    <style:style style:name="P19" style:family="paragraph" style:parent-style-name="Standard">
      <style:text-properties style:font-name="Times New Roman" fo:font-size="14pt" officeooo:paragraph-rsid="0008d1bb" style:font-size-asian="14pt" style:font-name-complex="Times New Roman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.3cm" style:auto-text-indent="false" style:page-number="auto" fo:background-color="transparent"/>
      <style:text-properties style:font-name="Times New Roman" fo:font-size="14pt" fo:font-weight="normal" officeooo:paragraph-rsid="0008d1bb" style:font-size-asian="14pt" style:font-weight-asian="normal" style:font-name-complex="Times New Roman" style:font-size-complex="14pt" style:font-weight-complex="normal" fo:hyphenate="false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.3cm" style:auto-text-indent="false" fo:background-color="transparent"/>
      <style:text-properties style:font-name="Times New Roman" fo:font-size="14pt" fo:font-weight="normal" officeooo:paragraph-rsid="0008d1bb" style:font-size-asian="14pt" style:font-weight-asian="normal" style:font-name-complex="Times New Roman" style:font-size-complex="14pt" style:font-weight-complex="normal" fo:hyphenate="false" loext:hyphenation-no-caps="false"/>
    </style:style>
    <style:style style:name="P22" style:family="paragraph" style:parent-style-name="Standard" style:master-page-name="">
      <loext:graphic-properties draw:fill="solid" draw:fill-color="#ffffff"/>
      <style:paragraph-properties fo:margin-left="0cm" fo:margin-right="0cm" fo:text-align="start" style:justify-single-word="false" fo:hyphenation-ladder-count="no-limit" fo:text-indent="0cm" style:auto-text-indent="false" style:page-number="auto" fo:background-color="#ffffff" fo:padding="0cm" fo:border="none" style:shadow="none"/>
      <style:text-properties style:font-name="Times New Roman" fo:font-size="14pt" fo:font-weight="normal" officeooo:paragraph-rsid="0008d1bb" style:font-size-asian="14pt" style:font-weight-asian="normal" style:font-name-complex="Times New Roman" style:font-size-complex="14pt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Times New Roman" fo:font-size="14pt" fo:font-weight="normal" officeooo:paragraph-rsid="0008d1bb" style:font-size-asian="14pt" style:font-weight-asian="normal" style:font-name-complex="Times New Roman" style:font-size-complex="14pt" style:font-weight-complex="normal" fo:hyphenate="false" loext:hyphenation-no-caps="false"/>
    </style:style>
    <style:style style:name="P24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</style:style>
    <style:style style:name="P25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fo:language="en" fo:country="US" officeooo:paragraph-rsid="0006c12a"/>
    </style:style>
    <style:style style:name="P26" style:family="paragraph" style:parent-style-name="Standard">
      <style:text-properties fo:language="en" fo:country="US" officeooo:paragraph-rsid="0008d1bb"/>
    </style:style>
    <style:style style:name="P27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officeooo:paragraph-rsid="0006c12a"/>
    </style:style>
    <style:style style:name="P28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officeooo:paragraph-rsid="0008d1bb"/>
    </style:style>
    <style:style style:name="P2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08d1bb"/>
    </style:style>
    <style:style style:name="P30" style:family="paragraph" style:parent-style-name="Standard">
      <style:paragraph-properties fo:margin-left="0cm" fo:margin-right="0cm" fo:text-indent="1.251cm" style:auto-text-indent="false"/>
      <style:text-properties officeooo:paragraph-rsid="0008d1bb"/>
    </style:style>
    <style:style style:name="T1" style:family="text">
      <style:text-properties fo:color="#000000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4" style:family="text">
      <style:text-properties fo:color="#080808" loext:opacity="100%" style:font-name="JetBrains Mono" fo:font-size="10pt" fo:language="en" fo:country="US" style:font-size-asian="10pt"/>
    </style:style>
    <style:style style:name="T5" style:family="text">
      <style:text-properties fo:color="#080808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9" style:family="text">
      <style:text-properties fo:color="#067d17" loext:opacity="100%" style:font-name="JetBrains Mono" fo:font-size="10pt" fo:language="en" fo:country="US" style:font-size-asian="10pt"/>
    </style:style>
    <style:style style:name="T1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language="en" fo:country="US"/>
    </style:style>
    <style:style style:name="T13" style:family="text">
      <style:text-properties fo:color="#9e880d" loext:opacity="100%" style:font-name="JetBrains Mono" fo:font-size="10pt" fo:language="en" fo:country="US" style:font-size-asian="10pt"/>
    </style:style>
    <style:style style:name="T14" style:family="text">
      <style:text-properties fo:color="#9e880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10pt" fo:language="en" fo:country="US" style:font-size-asian="10pt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33b3" loext:opacity="100%" style:font-name="JetBrains Mono" fo:font-size="10pt" fo:font-style="normal" style:font-size-asian="10pt" style:font-style-asian="normal" style:font-weight-complex="bold"/>
    </style:style>
    <style:style style:name="T20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21" style:family="text">
      <style:text-properties fo:color="#00627a" loext:opacity="100%" style:font-name="JetBrains Mono" fo:font-size="10pt" fo:language="en" fo:country="US" style:font-size-asian="10pt"/>
    </style:style>
    <style:style style:name="T2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Times New Roman" fo:font-size="14pt" style:font-size-asian="14pt" style:font-name-complex="Times New Roman" style:font-size-complex="14pt"/>
    </style:style>
    <style:style style:name="T25" style:family="text">
      <style:text-properties style:font-name="Times New Roman" fo:font-size="14pt" officeooo:rsid="0006c12a" style:font-size-asian="14pt" style:font-name-complex="Times New Roman" style:font-size-complex="14pt"/>
    </style:style>
    <style:style style:name="T26" style:family="text">
      <style:text-properties style:font-name="Times New Roman" fo:font-size="14pt" officeooo:rsid="0008d1bb" style:font-size-asian="14pt" style:font-name-complex="Times New Roman" style:font-size-complex="14pt"/>
    </style:style>
    <style:style style:name="T2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8" style:family="text">
      <style:text-properties style:font-name="Times New Roman" fo:font-size="14pt" fo:language="en" fo:country="US" officeooo:rsid="0006c12a" style:font-size-asian="14pt" style:font-name-complex="Times New Roman" style:font-size-complex="14pt"/>
    </style:style>
    <style:style style:name="T29" style:family="text">
      <style:text-properties style:font-name="Times New Roman" fo:font-size="14pt" fo:language="en" fo:country="US" officeooo:rsid="0008d1bb" style:font-size-asian="14pt" style:font-name-complex="Times New Roman" style:font-size-complex="14pt"/>
    </style:style>
    <style:style style:name="T30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1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1750eb" loext:opacity="100%" style:font-name="JetBrains Mono" fo:font-size="10pt" fo:language="en" fo:country="US" style:font-size-asian="10pt"/>
    </style:style>
    <style:style style:name="T33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36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38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officeooo:rsid="0008d1bb"/>
    </style:style>
    <style:style style:name="T41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660099" loext:opacity="100%" style:font-name="JetBrains Mono" fo:font-size="10pt" fo:font-style="normal" style:font-size-asian="10pt" style:font-style-asian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8d1bb" style:font-weight-asian="bold" style:font-weight-complex="bold"/>
    </style:style>
    <style:style style:name="T46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4">Приложение А</text:span></text:p>
      <text:p text:style-name="P19"/>
      <text:p text:style-name="P20">Листинг файла <text:span text:style-name="T40">models.py</text:span>:</text:p>
      <text:p text:style-name="P22"><text:span text:style-name="T19">from </text:span><text:span text:style-name="T8">django.db </text:span><text:span text:style-name="T20">import </text:span><text:span text:style-name="T8">models</text:span><text:line-break/><text:line-break/><text:line-break/><text:span text:style-name="T20">class </text:span><text:span text:style-name="T3">User</text:span><text:span text:style-name="T8">(models.Model):</text:span><text:line-break/><text:span text:style-name="T8"> <text:s text:c="3"/>login = models.CharField(</text:span><text:span text:style-name="T43">max_length</text:span><text:span text:style-name="T8">=</text:span><text:span text:style-name="T35">20</text:span><text:span text:style-name="T8">)</text:span><text:line-break/><text:span text:style-name="T8"> <text:s text:c="3"/>password = models.CharField(</text:span><text:span text:style-name="T43">max_length</text:span><text:span text:style-name="T8">=</text:span><text:span text:style-name="T35">40</text:span><text:span text:style-name="T8">)</text:span><text:line-break/><text:line-break/><text:line-break/><text:span text:style-name="T20">class </text:span><text:span text:style-name="T3">Conference</text:span><text:span text:style-name="T8">(models.Model):</text:span><text:line-break/><text:span text:style-name="T8"> <text:s text:c="3"/>name = models.CharField(</text:span><text:span text:style-name="T43">max_length</text:span><text:span text:style-name="T8">=</text:span><text:span text:style-name="T35">20</text:span><text:span text:style-name="T8">)</text:span><text:line-break/><text:line-break/><text:line-break/><text:span text:style-name="T20">class </text:span><text:span text:style-name="T3">Guest</text:span><text:span text:style-name="T8">(models.Model):</text:span><text:line-break/><text:span text:style-name="T8"> <text:s text:c="3"/>conference_id = models.ForeignKey(Conference, </text:span><text:span text:style-name="T43">on_delete</text:span><text:span text:style-name="T8">=models.CASCADE)</text:span><text:line-break/><text:span text:style-name="T8"> <text:s text:c="3"/>user_id = models.ForeignKey(User, </text:span><text:span text:style-name="T43">on_delete</text:span><text:span text:style-name="T8">=models.CASCADE)</text:span><text:line-break/><text:line-break/><text:line-break/><text:span text:style-name="T20">class </text:span><text:span text:style-name="T3">Message</text:span><text:span text:style-name="T8">(models.Model):</text:span><text:line-break/><text:span text:style-name="T8"> <text:s text:c="3"/>conference_id = models.ForeignKey(Conference, </text:span><text:span text:style-name="T43">on_delete</text:span><text:span text:style-name="T8">=models.CASCADE)</text:span><text:line-break/><text:span text:style-name="T8"> <text:s text:c="3"/>user_id = models.ForeignKey(User, </text:span><text:span text:style-name="T43">on_delete</text:span><text:span text:style-name="T8">=models.CASCADE)</text:span><text:line-break/><text:span text:style-name="T8"> <text:s text:c="3"/>text = models.TextField()</text:span><text:line-break/><text:span text:style-name="T8"> <text:s text:c="3"/>date = models.DateTimeField()</text:span><text:line-break/></text:p>
      <text:p text:style-name="P23"><text:span text:style-name="T30"/></text:p>
      <text:p text:style-name="P21"/>
      <text:p text:style-name="P21">Листинг файла <text:span text:style-name="T40">views.py</text:span>:</text:p>
      <text:p text:style-name="P13"><text:span text:style-name="T17">from </text:span><text:span text:style-name="T6">.logic </text:span><text:span text:style-name="T17">import </text:span><text:span text:style-name="T6">*</text:span><text:line-break/><text:span text:style-name="T17">from </text:span><text:span text:style-name="T6">.models </text:span><text:span text:style-name="T17">import </text:span><text:span text:style-name="T6">*</text:span><text:line-break/><text:span text:style-name="T17">from </text:span><text:span text:style-name="T6">django.shortcuts </text:span><text:span text:style-name="T17">import </text:span><text:span text:style-name="T6">render</text:span><text:line-break/><text:span text:style-name="T17">from </text:span><text:span text:style-name="T6">django.http </text:span><text:span text:style-name="T17">import </text:span><text:span text:style-name="T6">HttpResponseRedirect</text:span><text:line-break/><text:line-break/><text:line-break/><text:span text:style-name="T17">def </text:span><text:span text:style-name="T22">index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id = request.session.get(</text:span><text:span text:style-name="T10">'id'</text:span><text:span text:style-name="T6">, </text:span><text:span text:style-name="T10">''</text:span><text:span text:style-name="T6">)</text:span><text:line-break/><text:span text:style-name="T6"> <text:s text:c="7"/></text:span><text:span text:style-name="T17">if </text:span><text:span text:style-name="T6">id != </text:span><text:span text:style-name="T10">''</text:span><text:span text:style-name="T6">:</text:span><text:line-break/><text:span text:style-name="T6"> <text:s text:c="11"/></text:span><text:span text:style-name="T17">pass</text:span><text:line-break/><text:span text:style-name="T17"> <text:s text:c="7"/></text:span><text:span text:style-name="T6">data = {</text:span><text:line-break/><text:span text:style-name="T6"> <text:s text:c="11"/></text:span><text:span text:style-name="T10">'id'</text:span><text:span text:style-name="T6">: id,</text:span><text:line-break/><text:span text:style-name="T6"> <text:s text:c="7"/>}</text:span><text:line-break/><text:span text:style-name="T6"> <text:s text:c="7"/></text:span><text:span text:style-name="T17">return </text:span><text:span text:style-name="T6">render(request, </text:span><text:span text:style-name="T10">"index.html"</text:span><text:span text:style-name="T6">, data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sign_in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POST'</text:span><text:span text:style-name="T6">:</text:span><text:line-break/><text:span text:style-name="T6"> <text:s text:c="7"/>login = request.POST.get(</text:span><text:span text:style-name="T10">"login"</text:span><text:span text:style-name="T6">, </text:span><text:span text:style-name="T10">""</text:span><text:span text:style-name="T6">)</text:span><text:line-break/><text:span text:style-name="T6"> <text:s text:c="7"/>password = request.POST.get(</text:span><text:span text:style-name="T10">"password"</text:span><text:span text:style-name="T6">, </text:span><text:span text:style-name="T10">""</text:span><text:span text:style-name="T6">)</text:span><text:line-break/><text:span text:style-name="T6"> <text:s text:c="7"/>id = does_user_exist(login, password)</text:span><text:line-break/><text:span text:style-name="T6"> <text:s text:c="7"/></text:span><text:span text:style-name="T17">if </text:span><text:span text:style-name="T6">id:</text:span><text:line-break/><text:span text:style-name="T6"> <text:s text:c="11"/>request.session[</text:span><text:span text:style-name="T10">'id'</text:span><text:span text:style-name="T6">] = id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soft-page-break/><text:line-break/><text:line-break/><text:span text:style-name="T17">def </text:span><text:span text:style-name="T22">sign_up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POST'</text:span><text:span text:style-name="T6">:</text:span><text:line-break/><text:span text:style-name="T6"> <text:s text:c="7"/>login = request.POST.get(</text:span><text:span text:style-name="T10">"login"</text:span><text:span text:style-name="T6">, </text:span><text:span text:style-name="T10">""</text:span><text:span text:style-name="T6">)</text:span><text:line-break/><text:span text:style-name="T6"> <text:s text:c="7"/>password = request.POST.get(</text:span><text:span text:style-name="T10">"password"</text:span><text:span text:style-name="T6">, </text:span><text:span text:style-name="T10">""</text:span><text:span text:style-name="T6">)</text:span><text:line-break/><text:span text:style-name="T6"> <text:s text:c="7"/></text:span><text:span text:style-name="T17">if not </text:span><text:span text:style-name="T6">does_user_exist(login, password):</text:span><text:line-break/><text:span text:style-name="T6"> <text:s text:c="11"/>request.session[</text:span><text:span text:style-name="T10">'id'</text:span><text:span text:style-name="T6">] = create_user(login, password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sign_out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request.session.flush(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users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data = {</text:span><text:line-break/><text:span text:style-name="T6"> <text:s text:c="11"/></text:span><text:span text:style-name="T10">'id'</text:span><text:span text:style-name="T6">: request.session.get(</text:span><text:span text:style-name="T10">'id'</text:span><text:span text:style-name="T6">, </text:span><text:span text:style-name="T10">''</text:span><text:span text:style-name="T6">),</text:span><text:line-break/><text:span text:style-name="T6"> <text:s text:c="11"/></text:span><text:span text:style-name="T10">'users'</text:span><text:span text:style-name="T6">: User.objects.all()</text:span><text:line-break/><text:span text:style-name="T6"> <text:s text:c="7"/>}</text:span><text:line-break/><text:span text:style-name="T6"> <text:s text:c="7"/></text:span><text:span text:style-name="T17">return </text:span><text:span text:style-name="T6">render(request, </text:span><text:span text:style-name="T10">"users.html"</text:span><text:span text:style-name="T6">, data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conference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conference_id = request.GET.get(</text:span><text:span text:style-name="T10">'id'</text:span><text:span text:style-name="T6">, </text:span><text:span text:style-name="T10">''</text:span><text:span text:style-name="T6">)</text:span><text:line-break/><text:span text:style-name="T6"> <text:s text:c="7"/>data = {</text:span><text:line-break/><text:span text:style-name="T6"> <text:s text:c="11"/></text:span><text:span text:style-name="T10">'id'</text:span><text:span text:style-name="T6">: request.session.get(</text:span><text:span text:style-name="T10">'id'</text:span><text:span text:style-name="T6">, </text:span><text:span text:style-name="T10">''</text:span><text:span text:style-name="T6">),</text:span><text:line-break/><text:span text:style-name="T6"> <text:s text:c="11"/></text:span><text:span text:style-name="T10">'conference'</text:span><text:span text:style-name="T6">: get_conference(conference_id),</text:span><text:line-break/><text:span text:style-name="T6"> <text:s text:c="11"/></text:span><text:span text:style-name="T10">'guests'</text:span><text:span text:style-name="T6">: get_guests(conference_id),</text:span><text:line-break/><text:span text:style-name="T6"> <text:s text:c="11"/></text:span><text:span text:style-name="T10">'messages'</text:span><text:span text:style-name="T6">: get_messages(conference_id)</text:span><text:line-break/><text:span text:style-name="T6"> <text:s text:c="7"/>}</text:span><text:line-break/><text:span text:style-name="T6"> <text:s text:c="7"/></text:span><text:span text:style-name="T17">return </text:span><text:span text:style-name="T6">render(request, </text:span><text:span text:style-name="T10">"conference.html"</text:span><text:span text:style-name="T6">, data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conferences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user_id = request.session.get(</text:span><text:span text:style-name="T10">'id'</text:span><text:span text:style-name="T6">, </text:span><text:span text:style-name="T10">''</text:span><text:span text:style-name="T6">)</text:span><text:line-break/><text:span text:style-name="T6"> <text:s text:c="7"/>conference_s = get_conferences(user_id)</text:span><text:line-break/><text:span text:style-name="T6"> <text:s text:c="7"/>data = {</text:span><text:line-break/><text:span text:style-name="T6"> <text:s text:c="11"/></text:span><text:span text:style-name="T10">'id'</text:span><text:span text:style-name="T6">: request.session.get(</text:span><text:span text:style-name="T10">'id'</text:span><text:span text:style-name="T6">, </text:span><text:span text:style-name="T10">''</text:span><text:span text:style-name="T6">),</text:span><text:line-break/><text:span text:style-name="T6"> <text:s text:c="11"/></text:span><text:span text:style-name="T10">'conferences'</text:span><text:span text:style-name="T6">: conference_s</text:span><text:line-break/><text:span text:style-name="T6"> <text:s text:c="7"/>}</text:span><text:line-break/><text:span text:style-name="T6"> <text:s text:c="7"/></text:span><text:span text:style-name="T17">return </text:span><text:span text:style-name="T6">render(request, </text:span><text:span text:style-name="T10">"conferences.html"</text:span><text:span text:style-name="T6">, data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create_conference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POST'</text:span><text:span text:style-name="T6">:</text:span><text:line-break/><text:span text:style-name="T6"> <text:s text:c="7"/>user_id = request.session.get(</text:span><text:span text:style-name="T10">'id'</text:span><text:span text:style-name="T6">, </text:span><text:span text:style-name="T10">''</text:span><text:span text:style-name="T6">)</text:span><text:line-break/><text:span text:style-name="T6"> <text:s text:c="7"/>name = request.POST.get(</text:span><text:span text:style-name="T10">"name"</text:span><text:span text:style-name="T6">, </text:span><text:span text:style-name="T10">""</text:span><text:span text:style-name="T6">)</text:span><text:line-break/><text:span text:style-name="T6"> <text:s text:c="7"/>conference_id = add_conference(name, user_id)</text:span><text:line-break/><text:span text:style-name="T6"> <text:s text:c="7"/></text:span><text:span text:style-name="T17">return </text:span><text:span text:style-name="T6">HttpResponseRedirect(</text:span><text:span text:style-name="T10">"/conference?id=" </text:span><text:span text:style-name="T6">+ </text:span><text:span text:style-name="T41">str</text:span><text:span text:style-name="T6">(conference_id)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soft-page-break/><text:line-break/><text:line-break/><text:span text:style-name="T17">def </text:span><text:span text:style-name="T22">add_guest_list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conference_id = request.GET.get(</text:span><text:span text:style-name="T10">"conference_id"</text:span><text:span text:style-name="T6">, </text:span><text:span text:style-name="T10">""</text:span><text:span text:style-name="T6">)</text:span><text:line-break/><text:span text:style-name="T6"> <text:s text:c="7"/>data = {</text:span><text:line-break/><text:span text:style-name="T6"> <text:s text:c="11"/></text:span><text:span text:style-name="T10">'id'</text:span><text:span text:style-name="T6">: request.session.get(</text:span><text:span text:style-name="T10">'id'</text:span><text:span text:style-name="T6">, </text:span><text:span text:style-name="T10">''</text:span><text:span text:style-name="T6">),</text:span><text:line-break/><text:span text:style-name="T6"> <text:s text:c="11"/></text:span><text:span text:style-name="T10">'conference_id'</text:span><text:span text:style-name="T6">: conference_id,</text:span><text:line-break/><text:span text:style-name="T6"> <text:s text:c="11"/></text:span><text:span text:style-name="T10">'users'</text:span><text:span text:style-name="T6">: User.objects.all()</text:span><text:line-break/><text:span text:style-name="T6"> <text:s text:c="7"/>}</text:span><text:line-break/><text:span text:style-name="T6"> <text:s text:c="7"/></text:span><text:span text:style-name="T17">return </text:span><text:span text:style-name="T6">render(request, </text:span><text:span text:style-name="T10">"add_guest.html"</text:span><text:span text:style-name="T6">, data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add_guest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GET'</text:span><text:span text:style-name="T6">:</text:span><text:line-break/><text:span text:style-name="T6"> <text:s text:c="7"/>conference_id = request.GET.get(</text:span><text:span text:style-name="T10">"conference_id"</text:span><text:span text:style-name="T6">, </text:span><text:span text:style-name="T10">""</text:span><text:span text:style-name="T6">)</text:span><text:line-break/><text:span text:style-name="T6"> <text:s text:c="7"/>user_id = request.GET.get(</text:span><text:span text:style-name="T10">"user_id"</text:span><text:span text:style-name="T6">, </text:span><text:span text:style-name="T10">""</text:span><text:span text:style-name="T6">)</text:span><text:line-break/><text:span text:style-name="T6"> <text:s text:c="7"/>add_user(conference_id, user_id)</text:span><text:line-break/><text:span text:style-name="T6"> <text:s text:c="7"/></text:span><text:span text:style-name="T17">return </text:span><text:span text:style-name="T6">HttpResponseRedirect(</text:span><text:span text:style-name="T10">"/conference?id=" </text:span><text:span text:style-name="T6">+ conference_id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text:line-break/><text:line-break/><text:span text:style-name="T17">def </text:span><text:span text:style-name="T22">add_message</text:span><text:span text:style-name="T6">(request):</text:span><text:line-break/><text:span text:style-name="T6"> <text:s text:c="3"/></text:span><text:span text:style-name="T17">if </text:span><text:span text:style-name="T6">request.method == </text:span><text:span text:style-name="T10">'POST'</text:span><text:span text:style-name="T6">:</text:span><text:line-break/><text:span text:style-name="T6"> <text:s text:c="7"/>conference_id = request.POST.get(</text:span><text:span text:style-name="T10">"conference_id"</text:span><text:span text:style-name="T6">, </text:span><text:span text:style-name="T10">""</text:span><text:span text:style-name="T6">)</text:span><text:line-break/><text:span text:style-name="T6"> <text:s text:c="7"/>user_id = request.POST.get(</text:span><text:span text:style-name="T10">"user_id"</text:span><text:span text:style-name="T6">, </text:span><text:span text:style-name="T10">""</text:span><text:span text:style-name="T6">)</text:span><text:line-break/><text:span text:style-name="T6"> <text:s text:c="7"/>message = request.POST.get(</text:span><text:span text:style-name="T10">"message"</text:span><text:span text:style-name="T6">, </text:span><text:span text:style-name="T10">""</text:span><text:span text:style-name="T6">)</text:span><text:line-break/><text:span text:style-name="T6"> <text:s text:c="7"/>create_message(conference_id, user_id, message)</text:span><text:line-break/><text:span text:style-name="T6"> <text:s text:c="7"/></text:span><text:span text:style-name="T17">return </text:span><text:span text:style-name="T6">HttpResponseRedirect(</text:span><text:span text:style-name="T10">"/conference?id=" </text:span><text:span text:style-name="T6">+ conference_id)</text:span><text:line-break/><text:span text:style-name="T6"> <text:s text:c="3"/></text:span><text:span text:style-name="T17">return </text:span><text:span text:style-name="T6">HttpResponseRedirect(</text:span><text:span text:style-name="T10">"/"</text:span><text:span text:style-name="T6">)</text:span><text:line-break/></text:p>
      <text:p text:style-name="P13"><text:span text:style-name="T6"/></text:p>
      <text:p text:style-name="P2"/>
      <text:p text:style-name="P15"><text:span text:style-name="Основной_20_шрифт_20_абзаца"><text:span text:style-name="T24">Листинг файла </text:span></text:span><text:span text:style-name="Основной_20_шрифт_20_абзаца"><text:span text:style-name="T26">l</text:span></text:span><text:span text:style-name="Основной_20_шрифт_20_абзаца"><text:span text:style-name="T29">ogic.py</text:span></text:span><text:span text:style-name="Основной_20_шрифт_20_абзаца"><text:span text:style-name="T24">:</text:span></text:span></text:p>
      <text:p text:style-name="P9"><text:span text:style-name="T17">import </text:span><text:span text:style-name="T6">datetime</text:span><text:line-break/><text:span text:style-name="T17">from </text:span><text:span text:style-name="T6">.models </text:span><text:span text:style-name="T17">import </text:span><text:span text:style-name="T6">*</text:span><text:line-break/><text:line-break/><text:line-break/><text:span text:style-name="T17">def </text:span><text:span text:style-name="T22">does_user_exist</text:span><text:span text:style-name="T6">(login, password):</text:span><text:line-break/><text:span text:style-name="T6"> <text:s text:c="3"/>users = </text:span><text:span text:style-name="T41">list</text:span><text:span text:style-name="T6">(User.objects.filter(</text:span><text:line-break/><text:span text:style-name="T6"> <text:s text:c="7"/></text:span><text:span text:style-name="T42">login</text:span><text:span text:style-name="T6">=login,</text:span><text:line-break/><text:span text:style-name="T6"> <text:s text:c="7"/></text:span><text:span text:style-name="T42">password</text:span><text:span text:style-name="T6">=password</text:span><text:line-break/><text:span text:style-name="T6"> <text:s text:c="3"/>))</text:span><text:line-break/><text:span text:style-name="T6"> <text:s text:c="3"/></text:span><text:span text:style-name="T17">return False if not </text:span><text:span text:style-name="T41">len</text:span><text:span text:style-name="T6">(users) </text:span><text:span text:style-name="T17">else </text:span><text:span text:style-name="T6">users[</text:span><text:span text:style-name="T33">0</text:span><text:span text:style-name="T6">].id</text:span><text:line-break/><text:line-break/><text:line-break/><text:span text:style-name="T17">def </text:span><text:span text:style-name="T22">create_user</text:span><text:span text:style-name="T6">(login, password):</text:span><text:line-break/><text:span text:style-name="T6"> <text:s text:c="3"/>user = User.objects.create(</text:span><text:line-break/><text:span text:style-name="T6"> <text:s text:c="7"/></text:span><text:span text:style-name="T42">login</text:span><text:span text:style-name="T6">=login,</text:span><text:line-break/><text:span text:style-name="T6"> <text:s text:c="7"/></text:span><text:span text:style-name="T42">password</text:span><text:span text:style-name="T6">=password</text:span><text:line-break/><text:span text:style-name="T6"> <text:s text:c="3"/>)</text:span><text:line-break/><text:span text:style-name="T6"> <text:s text:c="3"/>user.save()</text:span><text:line-break/><text:span text:style-name="T6"> <text:s text:c="3"/></text:span><text:span text:style-name="T17">return </text:span><text:span text:style-name="T6">user.id</text:span><text:line-break/><text:line-break/><text:line-break/><text:span text:style-name="T17">def </text:span><text:span text:style-name="T22">add_user</text:span><text:span text:style-name="T6">(conference_id, user_id):</text:span><text:line-break/><text:span text:style-name="T6"> <text:s text:c="3"/>Guest.objects.create(</text:span><text:line-break/><text:span text:style-name="T6"> <text:s text:c="7"/></text:span><text:span text:style-name="T42">conference_id</text:span><text:span text:style-name="T6">=get_conference(conference_id),</text:span><text:line-break/><text:soft-page-break/><text:span text:style-name="T6"> <text:s text:c="7"/></text:span><text:span text:style-name="T42">user_id</text:span><text:span text:style-name="T6">=get_user(user_id)</text:span><text:line-break/><text:span text:style-name="T6"> <text:s text:c="3"/>).save()</text:span><text:line-break/><text:line-break/><text:line-break/><text:span text:style-name="T17">def </text:span><text:span text:style-name="T22">create_message</text:span><text:span text:style-name="T6">(conference_id, user_id, message):</text:span><text:line-break/><text:span text:style-name="T6"> <text:s text:c="3"/>Message.objects.create(</text:span><text:line-break/><text:span text:style-name="T6"> <text:s text:c="7"/></text:span><text:span text:style-name="T42">conference_id</text:span><text:span text:style-name="T6">=get_conference(conference_id),</text:span><text:line-break/><text:span text:style-name="T6"> <text:s text:c="7"/></text:span><text:span text:style-name="T42">user_id</text:span><text:span text:style-name="T6">=get_user(user_id),</text:span><text:line-break/><text:span text:style-name="T6"> <text:s text:c="7"/></text:span><text:span text:style-name="T42">text</text:span><text:span text:style-name="T6">=message,</text:span><text:line-break/><text:span text:style-name="T6"> <text:s text:c="7"/></text:span><text:span text:style-name="T42">date</text:span><text:span text:style-name="T6">=datetime.datetime.now()</text:span><text:line-break/><text:span text:style-name="T6"> <text:s text:c="3"/>).save()</text:span><text:line-break/><text:line-break/><text:line-break/><text:span text:style-name="T17">def </text:span><text:span text:style-name="T22">add_conference</text:span><text:span text:style-name="T6">(name, user_id):</text:span><text:line-break/><text:span text:style-name="T6"> <text:s text:c="3"/>conference = Conference.objects.create(</text:span><text:line-break/><text:span text:style-name="T6"> <text:s text:c="7"/></text:span><text:span text:style-name="T42">name</text:span><text:span text:style-name="T6">=name</text:span><text:line-break/><text:span text:style-name="T6"> <text:s text:c="3"/>)</text:span><text:line-break/><text:span text:style-name="T6"> <text:s text:c="3"/>conference.save()</text:span><text:line-break/><text:span text:style-name="T6"> <text:s text:c="3"/>add_user(conference.id, user_id)</text:span><text:line-break/><text:span text:style-name="T6"> <text:s text:c="3"/></text:span><text:span text:style-name="T17">return </text:span><text:span text:style-name="T6">conference.id</text:span><text:line-break/><text:line-break/><text:line-break/><text:span text:style-name="T17">def </text:span><text:span text:style-name="T22">get_user</text:span><text:span text:style-name="T6">(user_id):</text:span><text:line-break/><text:span text:style-name="T6"> <text:s text:c="3"/></text:span><text:span text:style-name="T17">return </text:span><text:span text:style-name="T6">User.objects.get(</text:span><text:span text:style-name="T42">id</text:span><text:span text:style-name="T6">=</text:span><text:span text:style-name="T41">int</text:span><text:span text:style-name="T6">(user_id))</text:span><text:line-break/><text:line-break/><text:line-break/><text:span text:style-name="T17">def </text:span><text:span text:style-name="T22">get_conference</text:span><text:span text:style-name="T6">(conference_id):</text:span><text:line-break/><text:span text:style-name="T6"> <text:s text:c="3"/></text:span><text:span text:style-name="T17">return </text:span><text:span text:style-name="T6">Conference.objects.get(</text:span><text:span text:style-name="T42">id</text:span><text:span text:style-name="T6">=</text:span><text:span text:style-name="T41">int</text:span><text:span text:style-name="T6">(conference_id))</text:span><text:line-break/><text:line-break/><text:line-break/><text:span text:style-name="T17">def </text:span><text:span text:style-name="T22">get_guests</text:span><text:span text:style-name="T6">(conference_id):</text:span><text:line-break/><text:span text:style-name="T6"> <text:s text:c="3"/></text:span><text:span text:style-name="T17">return </text:span><text:span text:style-name="T41">list</text:span><text:span text:style-name="T6">(Guest.objects.filter(</text:span><text:span text:style-name="T42">conference_id</text:span><text:span text:style-name="T6">=</text:span><text:span text:style-name="T41">int</text:span><text:span text:style-name="T6">(conference_id)))</text:span><text:line-break/><text:line-break/><text:line-break/><text:span text:style-name="T17">def </text:span><text:span text:style-name="T22">get_conferences</text:span><text:span text:style-name="T6">(user_id):</text:span><text:line-break/><text:span text:style-name="T6"> <text:s text:c="3"/></text:span><text:span text:style-name="T17">return </text:span><text:span text:style-name="T41">map</text:span><text:span text:style-name="T6">(</text:span><text:line-break/><text:span text:style-name="T6"> <text:s text:c="7"/></text:span><text:span text:style-name="T17">lambda </text:span><text:span text:style-name="T6">guest: guest.conference_id,</text:span><text:line-break/><text:span text:style-name="T6"> <text:s text:c="7"/></text:span><text:span text:style-name="T41">list</text:span><text:span text:style-name="T6">(Guest.objects.filter(</text:span><text:span text:style-name="T42">user_id</text:span><text:span text:style-name="T6">=get_user(user_id)))</text:span><text:line-break/><text:span text:style-name="T6"> <text:s text:c="3"/>)</text:span><text:line-break/><text:line-break/><text:line-break/><text:span text:style-name="T17">def </text:span><text:span text:style-name="T22">get_messages</text:span><text:span text:style-name="T6">(conference_id):</text:span><text:line-break/><text:span text:style-name="T6"> <text:s text:c="3"/></text:span><text:span text:style-name="T17">return </text:span><text:span text:style-name="T41">list</text:span><text:span text:style-name="T6">(Message.objects.filter(</text:span><text:span text:style-name="T42">conference_id</text:span><text:span text:style-name="T6">=conference_id))</text:span><text:line-break/></text:p>
      <text:p text:style-name="P9"><text:span text:style-name="T33"/></text:p>
      <text:p text:style-name="P10"/>
      <text:p text:style-name="P6">Приложение Б</text:p>
      <text:p text:style-name="P4"/>
      <text:p text:style-name="P15"><text:span text:style-name="Основной_20_шрифт_20_абзаца"><text:span text:style-name="T24">Листинг файла </text:span></text:span><text:span text:style-name="Основной_20_шрифт_20_абзаца"><text:span text:style-name="T26">b</text:span></text:span><text:span text:style-name="Основной_20_шрифт_20_абзаца"><text:span text:style-name="T29">ase.html</text:span></text:span><text:span text:style-name="Основной_20_шрифт_20_абзаца"><text:span text:style-name="T24">:</text:span></text:span></text:p>
      <text:p text:style-name="P17"><text:span text:style-name="Основной_20_шрифт_20_абзаца"><text:span text:style-name="T5">&lt;!DOCTYPE </text:span></text:span><text:span text:style-name="T46">html</text:span><text:span text:style-name="T6">&gt;</text:span><text:line-break/><text:span text:style-name="T6">{% </text:span><text:span text:style-name="T17">load </text:span><text:span text:style-name="T46">static </text:span><text:span text:style-name="T6">%}</text:span><text:line-break/><text:span text:style-name="T6">&lt;</text:span><text:span text:style-name="T17">html</text:span><text:span text:style-name="T6">&gt;</text:span><text:line-break/><text:span text:style-name="T6">&lt;</text:span><text:span text:style-name="T17">head</text:span><text:span text:style-name="T6">&gt;</text:span><text:line-break/><text:span text:style-name="T6"> <text:s text:c="3"/>&lt;</text:span><text:span text:style-name="T17">meta </text:span><text:span text:style-name="T46">charset</text:span><text:span text:style-name="T10">="utf-8" </text:span><text:span text:style-name="T6">/&gt;</text:span><text:line-break/><text:span text:style-name="T6"> <text:s text:c="3"/>&lt;</text:span><text:span text:style-name="T17">link </text:span><text:span text:style-name="T46">rel</text:span><text:span text:style-name="T10">="stylesheet" </text:span><text:span text:style-name="T46">src</text:span><text:span text:style-name="T10">="</text:span><text:span text:style-name="T6">{% </text:span><text:span text:style-name="T17">static </text:span><text:span text:style-name="T10">"css/styles.css" </text:span><text:span text:style-name="T6">%}</text:span><text:span text:style-name="T10">"</text:span><text:span text:style-name="T6">&gt;</text:span><text:line-break/><text:span text:style-name="T6"> <text:s text:c="3"/>&lt;</text:span><text:span text:style-name="T17">title</text:span><text:span text:style-name="T6">&gt;Сервис видеоконференций | {% </text:span><text:span text:style-name="T17">block </text:span><text:span text:style-name="T46">title </text:span><text:span text:style-name="T6">%}{% </text:span><text:span text:style-name="T17">endblock </text:span><text:span text:style-name="T46">title </text:span><text:span text:style-name="T6">%}&lt;/</text:span><text:span text:style-name="T17">title</text:span><text:span text:style-name="T6">&gt;</text:span><text:line-break/><text:span text:style-name="T6">&lt;/</text:span><text:span text:style-name="T17">head</text:span><text:span text:style-name="T6">&gt;</text:span><text:line-break/><text:span text:style-name="T6">&lt;</text:span><text:span text:style-name="T17">body</text:span><text:span text:style-name="T6">&gt;</text:span><text:line-break/><text:line-break/><text:span text:style-name="T6"> <text:s text:c="3"/>&lt;</text:span><text:span text:style-name="T17">div </text:span><text:span text:style-name="T46">class</text:span><text:span text:style-name="T10">="content" </text:span><text:span text:style-name="T46">style</text:span><text:span text:style-name="T10">="</text:span><text:span text:style-name="T46">width</text:span><text:span text:style-name="T6">:</text:span><text:span text:style-name="T33">900</text:span><text:span text:style-name="T10">px</text:span><text:span text:style-name="T6">;</text:span><text:span text:style-name="T46">border</text:span><text:span text:style-name="T6">:</text:span><text:span text:style-name="T33">1</text:span><text:span text:style-name="T10">px solid </text:span><text:span text:style-name="T17">#def</text:span><text:span text:style-name="T6">;</text:span><text:span text:style-name="T46">margin</text:span><text:span text:style-name="T6">:</text:span><text:span text:style-name="T33">0 </text:span><text:span text:style-name="T10">auto</text:span><text:span text:style-name="T6">;</text:span><text:span text:style-name="T46">padding</text:span><text:span text:style-name="T6">:</text:span><text:span text:style-name="T33">10</text:span><text:span text:style-name="T10">px</text:span><text:span text:style-name="T6">;</text:span><text:span text:style-name="T10">"</text:span><text:span text:style-name="T6">&gt;</text:span><text:line-break/><text:span text:style-name="T6"> <text:s text:c="3"/>{% </text:span><text:span text:style-name="T17">if </text:span><text:span text:style-name="T46">id </text:span><text:span text:style-name="T6">== </text:span><text:span text:style-name="T10">'' </text:span><text:span text:style-name="T6">%}</text:span><text:line-break/><text:line-break/><text:span text:style-name="T6"> <text:s text:c="7"/>&lt;</text:span><text:span text:style-name="T17">form </text:span><text:span text:style-name="T46">action</text:span><text:span text:style-name="T10">="/sign_in" </text:span><text:span text:style-name="T46">method</text:span><text:span text:style-name="T10">="POST"</text:span><text:span text:style-name="T6">&gt;</text:span><text:line-break/><text:span text:style-name="T6"> <text:s text:c="11"/>{% </text:span><text:span text:style-name="T17">csrf_token </text:span><text:span text:style-name="T6">%}</text:span><text:line-break/><text:span text:style-name="T6"> <text:s text:c="11"/>&lt;</text:span><text:span text:style-name="T17">table</text:span><text:span text:style-name="T6">&gt;</text:span><text:line-break/><text:span text:style-name="T6"> <text:s text:c="15"/>&lt;</text:span><text:span text:style-name="T17">tr</text:span><text:span text:style-name="T6">&gt;&lt;</text:span><text:span text:style-name="T17">td</text:span><text:span text:style-name="T6">&gt;Логин &lt;/</text:span><text:span text:style-name="T17">td</text:span><text:span text:style-name="T6">&gt;&lt;</text:span><text:span text:style-name="T17">td</text:span><text:span text:style-name="T6">&gt;&lt;</text:span><text:span text:style-name="T17">input </text:span><text:span text:style-name="T46">type</text:span><text:span text:style-name="T10">="text" </text:span><text:span text:style-name="T46">name</text:span><text:span text:style-name="T10">="login"</text:span><text:span text:style-name="T6">&gt;&lt;/</text:span><text:span text:style-name="T17">td</text:span><text:span text:style-name="T6">&gt;&lt;/</text:span><text:span text:style-name="T17">tr</text:span><text:span text:style-name="T6">&gt;</text:span><text:line-break/><text:span text:style-name="T6"> <text:s text:c="15"/>&lt;</text:span><text:span text:style-name="T17">tr</text:span><text:span text:style-name="T6">&gt;&lt;</text:span><text:span text:style-name="T17">td</text:span><text:span text:style-name="T6">&gt;Пароль &lt;/</text:span><text:span text:style-name="T17">td</text:span><text:span text:style-name="T6">&gt;&lt;</text:span><text:span text:style-name="T17">td</text:span><text:span text:style-name="T6">&gt;&lt;</text:span><text:span text:style-name="T17">input </text:span><text:span text:style-name="T46">type</text:span><text:span text:style-name="T10">="text" </text:span><text:span text:style-name="T46">name</text:span><text:span text:style-name="T10">="password"</text:span><text:span text:style-name="T6">&gt;&lt;/</text:span><text:span text:style-name="T17">td</text:span><text:span text:style-name="T6">&gt;&lt;/</text:span><text:span text:style-name="T17">tr</text:span><text:span text:style-name="T6">&gt;</text:span><text:line-break/><text:span text:style-name="T6"> <text:s text:c="11"/>&lt;/</text:span><text:span text:style-name="T17">table</text:span><text:span text:style-name="T6">&gt;</text:span><text:line-break/><text:span text:style-name="T6"> <text:s text:c="11"/>&lt;</text:span><text:span text:style-name="T17">input </text:span><text:span text:style-name="T46">type</text:span><text:span text:style-name="T10">="submit" </text:span><text:span text:style-name="T46">value</text:span><text:span text:style-name="T10">="Авторизоваться"</text:span><text:span text:style-name="T6">&gt;</text:span><text:line-break/><text:span text:style-name="T6"> <text:s text:c="7"/>&lt;/</text:span><text:span text:style-name="T17">form</text:span><text:span text:style-name="T6">&gt;</text:span><text:line-break/><text:line-break/><text:span text:style-name="T6"> <text:s text:c="7"/>&lt;</text:span><text:span text:style-name="T17">form </text:span><text:span text:style-name="T46">action</text:span><text:span text:style-name="T10">="/sign_up" </text:span><text:span text:style-name="T46">method</text:span><text:span text:style-name="T10">="POST"</text:span><text:span text:style-name="T6">&gt;</text:span><text:line-break/><text:span text:style-name="T6"> <text:s text:c="11"/>{% </text:span><text:span text:style-name="T17">csrf_token </text:span><text:span text:style-name="T6">%}</text:span><text:line-break/><text:span text:style-name="T6"> <text:s text:c="11"/>&lt;</text:span><text:span text:style-name="T17">table</text:span><text:span text:style-name="T6">&gt;</text:span><text:line-break/><text:span text:style-name="T6"> <text:s text:c="15"/>&lt;</text:span><text:span text:style-name="T17">tr</text:span><text:span text:style-name="T6">&gt;&lt;</text:span><text:span text:style-name="T17">td</text:span><text:span text:style-name="T6">&gt;Логин &lt;/</text:span><text:span text:style-name="T17">td</text:span><text:span text:style-name="T6">&gt;&lt;</text:span><text:span text:style-name="T17">td</text:span><text:span text:style-name="T6">&gt;&lt;</text:span><text:span text:style-name="T17">input </text:span><text:span text:style-name="T46">type</text:span><text:span text:style-name="T10">="text" </text:span><text:span text:style-name="T46">name</text:span><text:span text:style-name="T10">="login"</text:span><text:span text:style-name="T6">&gt;&lt;/</text:span><text:span text:style-name="T17">td</text:span><text:span text:style-name="T6">&gt;&lt;/</text:span><text:span text:style-name="T17">tr</text:span><text:span text:style-name="T6">&gt;</text:span><text:line-break/><text:span text:style-name="T6"> <text:s text:c="15"/>&lt;</text:span><text:span text:style-name="T17">tr</text:span><text:span text:style-name="T6">&gt;&lt;</text:span><text:span text:style-name="T17">td</text:span><text:span text:style-name="T6">&gt;Пароль &lt;/</text:span><text:span text:style-name="T17">td</text:span><text:span text:style-name="T6">&gt;&lt;</text:span><text:span text:style-name="T17">td</text:span><text:span text:style-name="T6">&gt;&lt;</text:span><text:span text:style-name="T17">input </text:span><text:span text:style-name="T46">type</text:span><text:span text:style-name="T10">="text" </text:span><text:span text:style-name="T46">name</text:span><text:span text:style-name="T10">="password"</text:span><text:span text:style-name="T6">&gt;&lt;/</text:span><text:span text:style-name="T17">td</text:span><text:span text:style-name="T6">&gt;&lt;/</text:span><text:span text:style-name="T17">tr</text:span><text:span text:style-name="T6">&gt;</text:span><text:line-break/><text:span text:style-name="T6"> <text:s text:c="11"/>&lt;/</text:span><text:span text:style-name="T17">table</text:span><text:span text:style-name="T6">&gt;</text:span><text:line-break/><text:span text:style-name="T6"> <text:s text:c="11"/>&lt;</text:span><text:span text:style-name="T17">input </text:span><text:span text:style-name="T46">type</text:span><text:span text:style-name="T10">="submit" </text:span><text:span text:style-name="T46">value</text:span><text:span text:style-name="T10">="Зарегистрироваться"</text:span><text:span text:style-name="T6">&gt;</text:span><text:line-break/><text:span text:style-name="T6"> <text:s text:c="7"/>&lt;/</text:span><text:span text:style-name="T17">form</text:span><text:span text:style-name="T6">&gt;</text:span><text:line-break/><text:line-break/><text:span text:style-name="T6"> <text:s text:c="3"/>{% </text:span><text:span text:style-name="T17">else </text:span><text:span text:style-name="T6">%}</text:span><text:line-break/><text:line-break/><text:span text:style-name="T6"> <text:s text:c="7"/>&lt;</text:span><text:span text:style-name="T17">p</text:span><text:span text:style-name="T6">&gt;</text:span><text:line-break/><text:span text:style-name="T6"> <text:s text:c="11"/>&lt;</text:span><text:span text:style-name="T17">a </text:span><text:span text:style-name="T46">href</text:span><text:span text:style-name="T10">="/"</text:span><text:span text:style-name="T6">&gt;Создать&lt;/</text:span><text:span text:style-name="T17">a</text:span><text:span text:style-name="T6">&gt; |</text:span><text:line-break/><text:span text:style-name="T6"> <text:s text:c="11"/>&lt;</text:span><text:span text:style-name="T17">a </text:span><text:span text:style-name="T46">href</text:span><text:span text:style-name="T10">="/users"</text:span><text:span text:style-name="T6">&gt;Пользователи&lt;/</text:span><text:span text:style-name="T17">a</text:span><text:span text:style-name="T6">&gt; |</text:span><text:line-break/><text:span text:style-name="T6"> <text:s text:c="11"/>&lt;</text:span><text:span text:style-name="T17">a </text:span><text:span text:style-name="T46">href</text:span><text:span text:style-name="T10">="/conferences"</text:span><text:span text:style-name="T6">&gt;Конференции&lt;/</text:span><text:span text:style-name="T17">a</text:span><text:span text:style-name="T6">&gt; |</text:span><text:line-break/><text:span text:style-name="T6"> <text:s text:c="11"/>&lt;</text:span><text:span text:style-name="T17">a </text:span><text:span text:style-name="T46">href</text:span><text:span text:style-name="T10">="/sign_out"</text:span><text:span text:style-name="T6">&gt;Выйти&lt;/</text:span><text:span text:style-name="T17">a</text:span><text:span text:style-name="T6">&gt;</text:span><text:line-break/><text:span text:style-name="T6"> <text:s text:c="7"/>&lt;/</text:span><text:span text:style-name="T17">p</text:span><text:span text:style-name="T6">&gt;</text:span><text:line-break/><text:line-break/><text:span text:style-name="T6"> <text:s text:c="7"/>&lt;</text:span><text:span text:style-name="T17">div</text:span><text:span text:style-name="T6">&gt;{% </text:span><text:span text:style-name="T17">block </text:span><text:span text:style-name="T46">content</text:span><text:span text:style-name="T6">%}{% </text:span><text:span text:style-name="T17">endblock </text:span><text:span text:style-name="T46">content </text:span><text:span text:style-name="T6">%}&lt;/</text:span><text:span text:style-name="T17">div</text:span><text:span text:style-name="T6">&gt;</text:span><text:line-break/><text:line-break/><text:span text:style-name="T6"> <text:s text:c="3"/>{% </text:span><text:span text:style-name="T17">endif </text:span><text:span text:style-name="T6">%}</text:span><text:line-break/><text:span text:style-name="T6"> <text:s text:c="3"/>&lt;/</text:span><text:span text:style-name="T17">div</text:span><text:span text:style-name="T6">&gt;</text:span><text:line-break/><text:line-break/><text:span text:style-name="T6">&lt;/</text:span><text:span text:style-name="T17">body</text:span><text:span text:style-name="T6">&gt;</text:span><text:line-break/><text:span text:style-name="T6">&lt;/</text:span><text:span text:style-name="T17">html</text:span><text:span text:style-name="T6">&gt;</text:span></text:p>
      <text:p text:style-name="P16"><text:span text:style-name="Основной_20_шрифт_20_абзаца"><text:span text:style-name="T4"/></text:span></text:p>
      <text:p text:style-name="P5"/>
      <text:p text:style-name="P3">Листинг файла <text:span text:style-name="T40">index.html</text:span>:</text:p>
      <text:p text:style-name="P28"><text:span text:style-name="Основной_20_шрифт_20_абзаца"><text:span text:style-name="T5">{</text:span></text:span><text:span text:style-name="T6">% </text:span><text:span text:style-name="T17">extends </text:span><text:span text:style-name="T10">"base.html" </text:span><text:span text:style-name="T6">%}</text:span><text:line-break/><text:span text:style-name="T6">{% </text:span><text:span text:style-name="T17">block </text:span><text:span text:style-name="T46">title </text:span><text:span text:style-name="T6">%}Index{% </text:span><text:span text:style-name="T17">endblock </text:span><text:span text:style-name="T46">title </text:span><text:span text:style-name="T6">%}</text:span><text:line-break/><text:span text:style-name="T6">{% </text:span><text:span text:style-name="T17">block </text:span><text:span text:style-name="T46">content </text:span><text:span text:style-name="T6">%}</text:span><text:line-break/><text:soft-page-break/><text:span text:style-name="T6"> <text:s text:c="3"/>&lt;</text:span><text:span text:style-name="T17">form </text:span><text:span text:style-name="T46">method</text:span><text:span text:style-name="T10">="post" </text:span><text:span text:style-name="T46">action</text:span><text:span text:style-name="T10">="/create_conference"</text:span><text:span text:style-name="T6">&gt;</text:span><text:line-break/><text:span text:style-name="T6"> <text:s text:c="7"/>{% </text:span><text:span text:style-name="T17">csrf_token </text:span><text:span text:style-name="T6">%}</text:span><text:line-break/><text:span text:style-name="T6"> <text:s text:c="7"/>&lt;</text:span><text:span text:style-name="T17">input </text:span><text:span text:style-name="T46">type</text:span><text:span text:style-name="T10">="text" </text:span><text:span text:style-name="T46">name</text:span><text:span text:style-name="T10">="name"</text:span><text:span text:style-name="T6">&gt;&lt;</text:span><text:span text:style-name="T17">br</text:span><text:span text:style-name="T6">&gt;</text:span><text:line-break/><text:span text:style-name="T6"> <text:s text:c="7"/>&lt;</text:span><text:span text:style-name="T17">input </text:span><text:span text:style-name="T46">type</text:span><text:span text:style-name="T10">="submit" </text:span><text:span text:style-name="T46">value</text:span><text:span text:style-name="T10">="Создать конференцию"</text:span><text:span text:style-name="T6">&gt;</text:span><text:line-break/><text:span text:style-name="T6"> <text:s text:c="3"/>&lt;/</text:span><text:span text:style-name="T17">form</text:span><text:span text:style-name="T6">&gt;</text:span><text:line-break/><text:span text:style-name="T6">{% </text:span><text:span text:style-name="T17">endblock </text:span><text:span text:style-name="T46">content </text:span><text:span text:style-name="T6">%}</text:span></text:p>
      <text:p text:style-name="P29"><text:span text:style-name="Основной_20_шрифт_20_абзаца"><text:span text:style-name="T4"/></text:span></text:p>
      <text:p text:style-name="P26"/>
      <text:p text:style-name="P30"><text:span text:style-name="Основной_20_шрифт_20_абзаца"><text:span text:style-name="T24">Листинг</text:span></text:span><text:span text:style-name="Основной_20_шрифт_20_абзаца"><text:span text:style-name="T27"> </text:span></text:span><text:span text:style-name="Основной_20_шрифт_20_абзаца"><text:span text:style-name="T24">файла</text:span></text:span><text:span text:style-name="Основной_20_шрифт_20_абзаца"><text:span text:style-name="T27"> </text:span></text:span><text:span text:style-name="Основной_20_шрифт_20_абзаца"><text:span text:style-name="T29">users.html</text:span></text:span><text:span text:style-name="Основной_20_шрифт_20_абзаца"><text:span text:style-name="T27">:</text:span></text:span></text:p>
      <text:p text:style-name="P28"><text:span text:style-name="T6">{% </text:span><text:span text:style-name="T17">extends </text:span><text:span text:style-name="T10">"base.html" </text:span><text:span text:style-name="T6">%}</text:span><text:line-break/><text:span text:style-name="T6">{% </text:span><text:span text:style-name="T17">block </text:span><text:span text:style-name="T46">title </text:span><text:span text:style-name="T6">%}Пользователи{% </text:span><text:span text:style-name="T17">endblock </text:span><text:span text:style-name="T46">title </text:span><text:span text:style-name="T6">%}</text:span><text:line-break/><text:span text:style-name="T6">{% </text:span><text:span text:style-name="T17">block </text:span><text:span text:style-name="T46">content </text:span><text:span text:style-name="T6">%}</text:span><text:line-break/><text:span text:style-name="T6"> <text:s text:c="3"/>{% </text:span><text:span text:style-name="T17">for </text:span><text:span text:style-name="T46">user </text:span><text:span text:style-name="T17">in </text:span><text:span text:style-name="T46">users </text:span><text:span text:style-name="T6">%}</text:span><text:line-break/><text:span text:style-name="T6"> <text:s text:c="7"/>&lt;</text:span><text:span text:style-name="T17">p</text:span><text:span text:style-name="T6">&gt; {{ </text:span><text:span text:style-name="T46">user</text:span><text:span text:style-name="T6">.</text:span><text:span text:style-name="T46">id </text:span><text:span text:style-name="T6">}} {{ </text:span><text:span text:style-name="T46">user</text:span><text:span text:style-name="T6">.</text:span><text:span text:style-name="T46">login </text:span><text:span text:style-name="T6">}}</text:span><text:line-break/><text:span text:style-name="T6"> <text:s text:c="3"/>{% </text:span><text:span text:style-name="T17">endfor </text:span><text:span text:style-name="T6">%}</text:span><text:line-break/><text:span text:style-name="T6">{% </text:span><text:span text:style-name="T17">endblock </text:span><text:span text:style-name="T46">content </text:span><text:span text:style-name="T6">%}</text:span></text:p>
      <text:p text:style-name="P28"/>
      <text:p text:style-name="P29"><text:span text:style-name="Основной_20_шрифт_20_абзаца"><text:span text:style-name="T4"/></text:span></text:p>
      <text:p text:style-name="P26"/>
      <text:p text:style-name="P30"><text:span text:style-name="Основной_20_шрифт_20_абзаца"><text:span text:style-name="T24">Листинг</text:span></text:span><text:span text:style-name="Основной_20_шрифт_20_абзаца"><text:span text:style-name="T27"> </text:span></text:span><text:span text:style-name="Основной_20_шрифт_20_абзаца"><text:span text:style-name="T24">файла</text:span></text:span><text:span text:style-name="Основной_20_шрифт_20_абзаца"><text:span text:style-name="T27"> </text:span></text:span><text:span text:style-name="Основной_20_шрифт_20_абзаца"><text:span text:style-name="T29">conferences.html</text:span></text:span><text:span text:style-name="Основной_20_шрифт_20_абзаца"><text:span text:style-name="T27">:</text:span></text:span></text:p>
      <text:p text:style-name="P28"><text:span text:style-name="T6">{% </text:span><text:span text:style-name="T17">extends </text:span><text:span text:style-name="T10">"base.html" </text:span><text:span text:style-name="T6">%}</text:span><text:line-break/><text:span text:style-name="T6">{% </text:span><text:span text:style-name="T17">block </text:span><text:span text:style-name="T46">title </text:span><text:span text:style-name="T6">%}Конференции{% </text:span><text:span text:style-name="T17">endblock </text:span><text:span text:style-name="T46">title </text:span><text:span text:style-name="T6">%}</text:span><text:line-break/><text:span text:style-name="T6">{% </text:span><text:span text:style-name="T17">block </text:span><text:span text:style-name="T46">content </text:span><text:span text:style-name="T6">%}</text:span><text:line-break/><text:span text:style-name="T6"> <text:s text:c="3"/>{% </text:span><text:span text:style-name="T17">for </text:span><text:span text:style-name="T46">conference </text:span><text:span text:style-name="T17">in </text:span><text:span text:style-name="T46">conferences </text:span><text:span text:style-name="T6">%}</text:span><text:line-break/><text:span text:style-name="T6"> <text:s text:c="7"/>&lt;</text:span><text:span text:style-name="T17">p</text:span><text:span text:style-name="T6">&gt;&lt;</text:span><text:span text:style-name="T17">a </text:span><text:span text:style-name="T46">href</text:span><text:span text:style-name="T10">="/conference?id=</text:span><text:span text:style-name="T6">{{ </text:span><text:span text:style-name="T46">conference</text:span><text:span text:style-name="T6">.</text:span><text:span text:style-name="T46">id </text:span><text:span text:style-name="T6">}}</text:span><text:span text:style-name="T10">"</text:span><text:span text:style-name="T6">&gt;{{ </text:span><text:span text:style-name="T46">conference</text:span><text:span text:style-name="T6">.</text:span><text:span text:style-name="T46">name </text:span><text:span text:style-name="T6">}}&lt;/</text:span><text:span text:style-name="T17">a</text:span><text:span text:style-name="T6">&gt;</text:span><text:line-break/><text:span text:style-name="T6"> <text:s text:c="3"/>{% </text:span><text:span text:style-name="T17">endfor </text:span><text:span text:style-name="T6">%}</text:span><text:line-break/><text:span text:style-name="T6">{% </text:span><text:span text:style-name="T17">endblock </text:span><text:span text:style-name="T46">content </text:span><text:span text:style-name="T6">%}</text:span></text:p>
      <text:p text:style-name="P28"><text:span text:style-name="T6"/></text:p>
      <text:p text:style-name="P28"/>
      <text:p text:style-name="P29"><text:span text:style-name="Основной_20_шрифт_20_абзаца"><text:span text:style-name="T4"/></text:span></text:p>
      <text:p text:style-name="P26"/>
      <text:p text:style-name="P30"><text:span text:style-name="Основной_20_шрифт_20_абзаца"><text:span text:style-name="T24">Листинг</text:span></text:span><text:span text:style-name="Основной_20_шрифт_20_абзаца"><text:span text:style-name="T27"> </text:span></text:span><text:span text:style-name="Основной_20_шрифт_20_абзаца"><text:span text:style-name="T24">файла</text:span></text:span><text:span text:style-name="Основной_20_шрифт_20_абзаца"><text:span text:style-name="T27"> </text:span></text:span><text:span text:style-name="Основной_20_шрифт_20_абзаца"><text:span text:style-name="T29">conference.html</text:span></text:span><text:span text:style-name="Основной_20_шрифт_20_абзаца"><text:span text:style-name="T27">:</text:span></text:span></text:p>
      <text:p text:style-name="P28"><text:span text:style-name="T6">{% </text:span><text:span text:style-name="T17">extends </text:span><text:span text:style-name="T10">"base.html" </text:span><text:span text:style-name="T6">%}</text:span><text:line-break/><text:span text:style-name="T6">{% </text:span><text:span text:style-name="T17">block </text:span><text:span text:style-name="T46">title </text:span><text:span text:style-name="T6">%}Конференция{% </text:span><text:span text:style-name="T17">endblock </text:span><text:span text:style-name="T46">title </text:span><text:span text:style-name="T6">%}</text:span><text:line-break/><text:span text:style-name="T6">{% </text:span><text:span text:style-name="T17">block </text:span><text:span text:style-name="T46">content </text:span><text:span text:style-name="T6">%}</text:span><text:line-break/><text:span text:style-name="T6"> <text:s text:c="3"/>{{ </text:span><text:span text:style-name="T46">conference</text:span><text:span text:style-name="T6">.</text:span><text:span text:style-name="T46">name </text:span><text:span text:style-name="T6">}}</text:span><text:line-break/><text:span text:style-name="T6"> <text:s text:c="3"/>&lt;</text:span><text:span text:style-name="T17">hr</text:span><text:span text:style-name="T6">&gt;</text:span><text:line-break/><text:span text:style-name="T6"> <text:s text:c="3"/>{% </text:span><text:span text:style-name="T17">for </text:span><text:span text:style-name="T46">guest </text:span><text:span text:style-name="T17">in </text:span><text:span text:style-name="T46">guests </text:span><text:span text:style-name="T6">%}</text:span><text:line-break/><text:span text:style-name="T6"> <text:s text:c="7"/>&lt;</text:span><text:span text:style-name="T17">p</text:span><text:span text:style-name="T6">&gt; {{ </text:span><text:span text:style-name="T46">guest</text:span><text:span text:style-name="T6">.</text:span><text:span text:style-name="T46">user_id</text:span><text:span text:style-name="T6">.</text:span><text:span text:style-name="T46">id </text:span><text:span text:style-name="T6">}} {{ </text:span><text:span text:style-name="T46">guest</text:span><text:span text:style-name="T6">.</text:span><text:span text:style-name="T46">user_id</text:span><text:span text:style-name="T6">.</text:span><text:span text:style-name="T46">login </text:span><text:span text:style-name="T6">}}</text:span><text:line-break/><text:span text:style-name="T6"> <text:s text:c="3"/>{% </text:span><text:span text:style-name="T17">endfor </text:span><text:span text:style-name="T6">%}</text:span><text:line-break/><text:span text:style-name="T6"> <text:s text:c="3"/>&lt;</text:span><text:span text:style-name="T17">p</text:span><text:span text:style-name="T6">&gt; &lt;</text:span><text:span text:style-name="T17">a </text:span><text:span text:style-name="T46">href</text:span><text:span text:style-name="T10">="/add_guest_list?conference_id=</text:span><text:span text:style-name="T6">{{ </text:span><text:span text:style-name="T46">conference</text:span><text:span text:style-name="T6">.</text:span><text:span text:style-name="T46">id </text:span><text:span text:style-name="T6">}}</text:span><text:span text:style-name="T10">"</text:span><text:span text:style-name="T6">&gt;Добавить пользователя&lt;/</text:span><text:span text:style-name="T17">a</text:span><text:span text:style-name="T6">&gt;</text:span><text:line-break/><text:span text:style-name="T6"> <text:s text:c="3"/>&lt;</text:span><text:span text:style-name="T17">hr</text:span><text:span text:style-name="T6">&gt;</text:span><text:line-break/><text:span text:style-name="T6"> <text:s text:c="3"/>{% </text:span><text:span text:style-name="T17">for </text:span><text:span text:style-name="T46">message </text:span><text:span text:style-name="T17">in </text:span><text:span text:style-name="T46">messages </text:span><text:span text:style-name="T6">%}</text:span><text:line-break/><text:span text:style-name="T6"> <text:s text:c="7"/>&lt;</text:span><text:span text:style-name="T17">p</text:span><text:span text:style-name="T6">&gt;&lt;</text:span><text:span text:style-name="T17">span </text:span><text:span text:style-name="T46">style</text:span><text:span text:style-name="T10">="</text:span><text:span text:style-name="T46">color</text:span><text:span text:style-name="T6">:</text:span><text:span text:style-name="T17">#9e2fce</text:span><text:span text:style-name="T6">;</text:span><text:span text:style-name="T10">"</text:span><text:span text:style-name="T6">&gt;{{ </text:span><text:span text:style-name="T46">message</text:span><text:span text:style-name="T6">.</text:span><text:span text:style-name="T46">user_id</text:span><text:span text:style-name="T6">.</text:span><text:span text:style-name="T46">login </text:span><text:span text:style-name="T6">}}:&lt;/</text:span><text:span text:style-name="T17">span</text:span><text:span text:style-name="T6">&gt; {{ </text:span><text:span text:style-name="T46">message</text:span><text:span text:style-name="T6">.</text:span><text:span text:style-name="T46">text </text:span><text:span text:style-name="T6">}} &lt;</text:span><text:span text:style-name="T17">span </text:span><text:span text:style-name="T46">style</text:span><text:span text:style-name="T10">="</text:span><text:span text:style-name="T46">color</text:span><text:span text:style-name="T6">:</text:span><text:span text:style-name="T17">#aaa</text:span><text:span text:style-name="T6">;</text:span><text:span text:style-name="T10">"</text:span><text:span text:style-name="T6">&gt;{{ </text:span><text:span text:style-name="T46">message</text:span><text:span text:style-name="T6">.</text:span><text:span text:style-name="T46">date </text:span><text:span text:style-name="T6">}}&lt;/</text:span><text:span text:style-name="T17">span</text:span><text:span text:style-name="T6">&gt;</text:span><text:line-break/><text:span text:style-name="T6"> <text:s text:c="3"/>{% </text:span><text:span text:style-name="T17">endfor </text:span><text:span text:style-name="T6">%}</text:span><text:line-break/><text:span text:style-name="T6"> <text:s text:c="3"/>&lt;</text:span><text:span text:style-name="T17">hr</text:span><text:span text:style-name="T6">&gt;</text:span><text:line-break/><text:span text:style-name="T6"> <text:s text:c="3"/>&lt;</text:span><text:span text:style-name="T17">form </text:span><text:span text:style-name="T46">method</text:span><text:span text:style-name="T10">="post" </text:span><text:span text:style-name="T46">action</text:span><text:span text:style-name="T10">="/add_message"</text:span><text:span text:style-name="T6">&gt;</text:span><text:line-break/><text:span text:style-name="T6"> <text:s text:c="7"/>{% </text:span><text:span text:style-name="T17">csrf_token </text:span><text:span text:style-name="T6">%}</text:span><text:line-break/><text:span text:style-name="T6"> <text:s text:c="7"/>&lt;</text:span><text:span text:style-name="T17">input </text:span><text:span text:style-name="T46">type</text:span><text:span text:style-name="T10">="hidden" </text:span><text:span text:style-name="T46">name</text:span><text:span text:style-name="T10">="conference_id" </text:span><text:span text:style-name="T46">value</text:span><text:span text:style-name="T10">="</text:span><text:span text:style-name="T6">{{ </text:span><text:span text:style-name="T46">conference</text:span><text:span text:style-name="T6">.</text:span><text:span text:style-name="T46">id </text:span><text:span text:style-name="T6">}}</text:span><text:span text:style-name="T10">"</text:span><text:span text:style-name="T6">&gt;</text:span><text:line-break/><text:span text:style-name="T6"> <text:s text:c="7"/>&lt;</text:span><text:span text:style-name="T17">input </text:span><text:span text:style-name="T46">type</text:span><text:span text:style-name="T10">="hidden" </text:span><text:span text:style-name="T46">name</text:span><text:span text:style-name="T10">="user_id" </text:span><text:span text:style-name="T46">value</text:span><text:span text:style-name="T10">="</text:span><text:span text:style-name="T6">{{ </text:span><text:span text:style-name="T46">id </text:span><text:span text:style-name="T6">}}</text:span><text:span text:style-name="T10">"</text:span><text:span text:style-name="T6">&gt;</text:span><text:line-break/><text:span text:style-name="T6"> <text:s text:c="7"/>&lt;</text:span><text:span text:style-name="T17">input </text:span><text:span text:style-name="T46">type</text:span><text:span text:style-name="T10">="text" </text:span><text:span text:style-name="T46">name</text:span><text:span text:style-name="T10">="message"</text:span><text:span text:style-name="T6">&gt;&lt;</text:span><text:span text:style-name="T17">br</text:span><text:span text:style-name="T6">&gt;</text:span><text:line-break/><text:span text:style-name="T6"> <text:s text:c="7"/>&lt;</text:span><text:span text:style-name="T17">input </text:span><text:span text:style-name="T46">type</text:span><text:span text:style-name="T10">="submit" </text:span><text:span text:style-name="T46">value</text:span><text:span text:style-name="T10">="Отправить"</text:span><text:span text:style-name="T6">&gt;</text:span><text:line-break/><text:span text:style-name="T6"> <text:s text:c="3"/>&lt;/</text:span><text:span text:style-name="T17">form</text:span><text:span text:style-name="T6">&gt;</text:span><text:line-break/><text:span text:style-name="T6">{% </text:span><text:span text:style-name="T17">endblock </text:span><text:span text:style-name="T46">content </text:span><text:span text:style-name="T6">%}</text:span></text:p>
      <text:p text:style-name="P28"><text:span text:style-name="T6"/></text:p>
      <text:p text:style-name="P28"/>
      <text:p text:style-name="P29"><text:span text:style-name="Основной_20_шрифт_20_абзаца"><text:span text:style-name="T4"/></text:span></text:p>
      <text:p text:style-name="P26"><text:soft-page-break/></text:p>
      <text:p text:style-name="P30"><text:span text:style-name="Основной_20_шрифт_20_абзаца"><text:span text:style-name="T24">Листинг</text:span></text:span><text:span text:style-name="Основной_20_шрифт_20_абзаца"><text:span text:style-name="T27"> </text:span></text:span><text:span text:style-name="Основной_20_шрифт_20_абзаца"><text:span text:style-name="T24">файла</text:span></text:span><text:span text:style-name="Основной_20_шрифт_20_абзаца"><text:span text:style-name="T27"> </text:span></text:span><text:span text:style-name="Основной_20_шрифт_20_абзаца"><text:span text:style-name="T29">add_guest.html</text:span></text:span><text:span text:style-name="Основной_20_шрифт_20_абзаца"><text:span text:style-name="T27">:</text:span></text:span></text:p>
      <text:p text:style-name="P28"><text:span text:style-name="T6">{% </text:span><text:span text:style-name="T17">extends </text:span><text:span text:style-name="T10">"base.html" </text:span><text:span text:style-name="T6">%}</text:span><text:line-break/><text:span text:style-name="T6">{% </text:span><text:span text:style-name="T17">block </text:span><text:span text:style-name="T46">title </text:span><text:span text:style-name="T6">%}Пользователи{% </text:span><text:span text:style-name="T17">endblock </text:span><text:span text:style-name="T46">title </text:span><text:span text:style-name="T6">%}</text:span><text:line-break/><text:span text:style-name="T6">{% </text:span><text:span text:style-name="T17">block </text:span><text:span text:style-name="T46">content </text:span><text:span text:style-name="T6">%}</text:span><text:line-break/><text:span text:style-name="T6"> <text:s text:c="3"/>{% </text:span><text:span text:style-name="T17">for </text:span><text:span text:style-name="T46">user </text:span><text:span text:style-name="T17">in </text:span><text:span text:style-name="T46">users </text:span><text:span text:style-name="T6">%}</text:span><text:line-break/><text:span text:style-name="T6"> <text:s text:c="7"/>&lt;</text:span><text:span text:style-name="T17">p</text:span><text:span text:style-name="T6">&gt;&lt;</text:span><text:span text:style-name="T17">a </text:span><text:span text:style-name="T46">href</text:span><text:span text:style-name="T10">="/add_guest?conference_id=</text:span><text:span text:style-name="T6">{{ </text:span><text:span text:style-name="T46">conference_id </text:span><text:span text:style-name="T6">}}</text:span><text:span text:style-name="T10">&amp;user_id=</text:span><text:span text:style-name="T6">{{ </text:span><text:span text:style-name="T46">user</text:span><text:span text:style-name="T6">.</text:span><text:span text:style-name="T46">id </text:span><text:span text:style-name="T6">}}</text:span><text:span text:style-name="T10">"</text:span><text:span text:style-name="T6">&gt;{{ </text:span><text:span text:style-name="T46">user</text:span><text:span text:style-name="T6">.</text:span><text:span text:style-name="T46">login </text:span><text:span text:style-name="T6">}}&lt;/</text:span><text:span text:style-name="T17">a</text:span><text:span text:style-name="T6">&gt;</text:span><text:line-break/><text:span text:style-name="T6"> <text:s text:c="3"/>{% </text:span><text:span text:style-name="T17">endfor </text:span><text:span text:style-name="T6">%}</text:span><text:line-break/><text:span text:style-name="T6">{% </text:span><text:span text:style-name="T17">endblock </text:span><text:span text:style-name="T46">content </text:span><text:span text:style-name="T6">%}</text:span></text:p>
      <text:p text:style-name="P28"><text:span text:style-name="T6"/></text:p>
      <text:p text:style-name="P2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msonormal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21-11-12T11:53:00Z</meta:creation-date>
    <dc:date>2021-12-13T15:30:13.138925242</dc:date>
    <meta:editing-cycles>6</meta:editing-cycles>
    <meta:editing-duration>PT21M17S</meta:editing-duration>
    <meta:document-statistic meta:table-count="0" meta:image-count="0" meta:object-count="0" meta:page-count="7" meta:paragraph-count="20" meta:word-count="781" meta:character-count="9316" meta:non-whitespace-character-count="7186"/>
    <meta:template xlink:type="simple" xlink:actuate="onRequest" xlink:title="" xlink:href="Normal.dotm"/>
  </office:meta>
</office:document-meta>
</file>